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evenim MT" svg:font-family="'Levenim MT'" style:font-adornments="Normal" style:font-pitch="variable"/>
    <style:font-face style:name="MV Boli" svg:font-family="'MV Boli'" style:font-adornments="Normal" style:font-pitch="variable"/>
    <style:font-face style:name="Lithos Pro Regular" svg:font-family="'Lithos Pro Regular'" style:font-adornments="Normal" style:font-family-generic="decorative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Franklin Gothic Medium" svg:font-family="'Franklin Gothic Medium'" style:font-adornments="Normal" style:font-family-generic="swiss" style:font-pitch="variable"/>
    <style:font-face style:name="Franklin Gothic Medium Cond" svg:font-family="'Franklin Gothic Medium Cond'" style:font-adornments="Normal" style:font-family-generic="swiss" style:font-pitch="variable"/>
    <style:font-face style:name="Impact" svg:font-family="Impact" style:font-adornments="Normal" style:font-family-generic="swiss" style:font-pitch="variable"/>
    <style:font-face style:name="Narkisim" svg:font-family="Narkisim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666666" draw:marker-start="" draw:marker-start-width="0.5cm" draw:marker-end="Rounded_20_short_20_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666666" draw:fill="hatch" draw:fill-color="#729fcf" draw:fill-hatch-name="Black_20_45_20_Degrees" draw:textarea-horizontal-align="justify" draw:textarea-vertical-align="middle" draw:auto-grow-height="false" fo:min-height="0.022cm" fo:min-width="1.672cm"/>
    </style:style>
    <style:style style:name="gr6" style:family="graphic" style:parent-style-name="standard">
      <style:graphic-properties svg:stroke-color="#666666" draw:fill="hatch" draw:fill-color="#729fcf" draw:fill-hatch-name="Black_20_45_20_Degrees" draw:textarea-horizontal-align="justify" draw:textarea-vertical-align="middle" draw:auto-grow-height="false" fo:min-height="0.022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Narkisim" fo:font-size="22pt" style:font-size-asian="18pt" style:font-size-complex="18pt"/>
    </style:style>
    <style:style style:name="P3" style:family="paragraph">
      <loext:graphic-properties draw:fill="none" draw:fill-color="#ffffff"/>
      <style:text-properties style:font-name="Narkisim" fo:font-size="22pt" style:font-size-asian="18pt" style:font-size-complex="18pt"/>
    </style:style>
    <style:style style:name="P4" style:family="paragraph">
      <style:text-properties style:font-name="Franklin Gothic Medium" fo:font-size="18pt" style:font-size-asian="18pt" style:font-size-complex="18pt"/>
    </style:style>
    <style:style style:name="P5" style:family="paragraph">
      <loext:graphic-properties draw:fill="none" draw:fill-color="#ffffff"/>
      <style:text-properties style:font-name="Franklin Gothic Medium" fo:font-size="18pt" style:font-size-asian="18pt" style:font-size-complex="18pt"/>
    </style:style>
    <style:style style:name="P6" style:family="paragraph">
      <style:text-properties style:font-name="Franklin Gothic Medium Cond" fo:font-size="18pt" style:font-size-asian="18pt" style:font-size-complex="18pt"/>
    </style:style>
    <style:style style:name="P7" style:family="paragraph">
      <loext:graphic-properties draw:fill="none" draw:fill-color="#ffffff"/>
      <style:text-properties style:font-name="Franklin Gothic Medium Cond" fo:font-size="18pt" style:font-size-asian="18pt" style:font-size-complex="18pt"/>
    </style:style>
    <style:style style:name="P8" style:family="paragraph">
      <loext:graphic-properties draw:fill="hatch" draw:fill-color="#729fcf" draw:fill-hatch-name="Black_20_45_20_Degrees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28cm" svg:y1="9.43cm" svg:x2="26.68cm" svg:y2="9.43cm">
          <text:p/>
        </draw:line>
        <draw:line draw:style-name="gr1" draw:text-style-name="P1" draw:layer="layout" svg:x1="2.26cm" svg:y1="11.66cm" svg:x2="26.66cm" svg:y2="11.66cm">
          <text:p/>
        </draw:line>
        <draw:line draw:style-name="gr1" draw:text-style-name="P1" draw:layer="layout" svg:x1="2.24cm" svg:y1="13.89cm" svg:x2="26.64cm" svg:y2="13.89cm">
          <text:p/>
        </draw:line>
        <draw:frame draw:style-name="gr2" draw:text-style-name="P3" draw:layer="layout" svg:width="2.5cm" svg:height="1.173cm" svg:x="23.5cm" svg:y="8.5cm">
          <draw:text-box>
            <text:p text:style-name="P2">Temps</text:p>
          </draw:text-box>
        </draw:frame>
        <draw:frame draw:style-name="gr3" draw:text-style-name="P3" draw:layer="layout" svg:width="2.636cm" svg:height="1.013cm" svg:x="2.024cm" svg:y="8.6cm">
          <draw:text-box>
            <text:p text:style-name="P2">Display</text:p>
          </draw:text-box>
        </draw:frame>
        <draw:frame draw:style-name="gr3" draw:text-style-name="P3" draw:layer="layout" svg:width="2.657cm" svg:height="1.013cm" svg:x="2.024cm" svg:y="10.8cm">
          <draw:text-box>
            <text:p text:style-name="P2">Process</text:p>
          </draw:text-box>
        </draw:frame>
        <draw:frame draw:style-name="gr3" draw:text-style-name="P3" draw:layer="layout" svg:width="3.664cm" svg:height="1.013cm" svg:x="2.024cm" svg:y="13cm">
          <draw:text-box>
            <text:p text:style-name="P2">Perception</text:p>
          </draw:text-box>
        </draw:frame>
        <draw:line draw:style-name="gr4" draw:text-style-name="P1" draw:layer="layout" svg:x1="6cm" svg:y1="9.4cm" svg:x2="9.4cm" svg:y2="13.9cm">
          <text:p/>
        </draw:line>
        <draw:line draw:style-name="gr4" draw:text-style-name="P1" draw:layer="layout" svg:x1="9.9cm" svg:y1="13.9cm" svg:x2="11.9cm" svg:y2="11.6cm">
          <text:p/>
        </draw:line>
        <draw:line draw:style-name="gr4" draw:text-style-name="P1" draw:layer="layout" svg:x1="14.1cm" svg:y1="11.7cm" svg:x2="15.9cm" svg:y2="9.4cm">
          <text:p/>
        </draw:line>
        <draw:line draw:style-name="gr4" draw:text-style-name="P1" draw:layer="layout" svg:x1="16.4cm" svg:y1="9.45cm" svg:x2="19.8cm" svg:y2="13.95cm">
          <text:p/>
        </draw:line>
        <draw:line draw:style-name="gr4" draw:text-style-name="P1" draw:layer="layout" svg:x1="17cm" svg:y1="9.4cm" svg:x2="18.8cm" svg:y2="11.7cm">
          <text:p/>
        </draw:line>
        <draw:frame draw:style-name="gr3" draw:text-style-name="P5" draw:layer="layout" svg:width="1.459cm" svg:height="1.051cm" svg:x="19cm" svg:y="12.138cm">
          <draw:text-box>
            <text:p text:style-name="P4">RIP</text:p>
          </draw:text-box>
        </draw:frame>
        <draw:frame draw:style-name="gr3" draw:text-style-name="P7" draw:layer="layout" svg:width="1.484cm" svg:height="1.051cm" svg:x="7cm" svg:y="10.038cm">
          <draw:text-box>
            <text:p text:style-name="P6">REQ</text:p>
          </draw:text-box>
        </draw:frame>
        <draw:frame draw:style-name="gr3" draw:text-style-name="P5" draw:layer="layout" svg:width="1.459cm" svg:height="1.051cm" svg:x="17.9cm" svg:y="9.838cm">
          <draw:text-box>
            <text:p text:style-name="P4">RIP</text:p>
          </draw:text-box>
        </draw:frame>
        <draw:frame draw:style-name="gr3" draw:text-style-name="P5" draw:layer="layout" svg:width="1.806cm" svg:height="1.051cm" svg:x="14.9cm" svg:y="10.238cm">
          <draw:text-box>
            <text:p text:style-name="P4">Data</text:p>
          </draw:text-box>
        </draw:frame>
        <draw:frame draw:style-name="gr3" draw:text-style-name="P5" draw:layer="layout" svg:width="3.402cm" svg:height="1.051cm" svg:x="10.9cm" svg:y="12.438cm">
          <draw:text-box>
            <text:p text:style-name="P4">Data brute</text:p>
          </draw:text-box>
        </draw:frame>
        <draw:custom-shape draw:style-name="gr5" draw:text-style-name="P8" draw:layer="layout" svg:width="2.2cm" svg:height="0.3cm" svg:x="11.9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0.499cm" svg:height="0.3cm" svg:x="9.401cm" svg:y="1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evenim MT" svg:font-family="'Levenim MT'" style:font-adornments="Normal" style:font-pitch="variable"/>
    <style:font-face style:name="MV Boli" svg:font-family="'MV Boli'" style:font-adornments="Normal" style:font-pitch="variable"/>
    <style:font-face style:name="Lithos Pro Regular" svg:font-family="'Lithos Pro Regular'" style:font-adornments="Normal" style:font-family-generic="decorative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Franklin Gothic Medium" svg:font-family="'Franklin Gothic Medium'" style:font-adornments="Normal" style:font-family-generic="swiss" style:font-pitch="variable"/>
    <style:font-face style:name="Franklin Gothic Medium Cond" svg:font-family="'Franklin Gothic Medium Cond'" style:font-adornments="Normal" style:font-family-generic="swiss" style:font-pitch="variable"/>
    <style:font-face style:name="Impact" svg:font-family="Impact" style:font-adornments="Normal" style:font-family-generic="swiss" style:font-pitch="variable"/>
    <style:font-face style:name="Narkisim" svg:font-family="Narkisim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5T20:59:43.392000000</meta:creation-date>
    <dc:date>2017-06-05T21:28:37.829000000</dc:date>
    <meta:editing-duration>PT11M25S</meta:editing-duration>
    <meta:editing-cycles>2</meta:editing-cycles>
    <meta:generator>LibreOffice/5.0.5.2$Windows_x86 LibreOffice_project/55b006a02d247b5f7215fc6ea0fde844b30035b3</meta:generator>
    <meta:document-statistic meta:object-count="19"/>
  </office:meta>
</office:document-meta>
</file>